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03cm" fo:min-width="3.1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.2cm" svg:stroke-color="#168253" draw:marker-start-width="0.3cm" draw:marker-end-width="0.3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4" style:family="graphic" style:parent-style-name="objectwithoutfill">
      <style:graphic-properties svg:stroke-width="0.2cm" svg:stroke-color="#ffffff" draw:marker-start-width="0.3cm" draw:marker-end-width="0.3cm" svg:stroke-linecap="round" draw:fill="none" draw:textarea-vertical-align="middle" fo:padding-top="0.225cm" fo:padding-bottom="0.225cm" fo:padding-left="0.35cm" fo:padding-right="0.35cm" draw:shadow="hidden" loext:decorative="false"/>
    </style:style>
    <style:style style:name="gr5" style:family="graphic" style:parent-style-name="objectwithoutfill">
      <style:graphic-properties svg:stroke-width="0.2cm" svg:stroke-color="#168253" draw:marker-start-width="0.3cm" draw:marker-end-width="0.3cm" svg:stroke-linecap="round" draw:fill="none" draw:textarea-vertical-align="middle" fo:padding-top="0.225cm" fo:padding-bottom="0.225cm" fo:padding-left="0.35cm" fo:padding-right="0.35cm" draw:shadow="hidden" loext:decorative="false"/>
    </style:style>
    <style:style style:name="gr6" style:family="graphic" style:parent-style-name="standard">
      <style:graphic-properties draw:stroke="none" svg:stroke-width="0.2cm" svg:stroke-color="#000000" draw:marker-start-width="0.3cm" draw:marker-end-width="0.3cm" draw:fill="none" draw:fill-color="#ffffff" draw:textarea-horizontal-align="left" draw:auto-grow-height="true" draw:auto-grow-width="false" fo:min-height="0.278cm" fo:min-width="0cm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168253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  <style:text-properties fo:font-size="10pt"/>
    </style:style>
    <style:style style:name="P5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2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custom-shape draw:name="Database" draw:style-name="gr2" draw:text-style-name="P1" draw:layer="layout" svg:width="4.122cm" svg:height="6cm" svg:x="7.844cm" svg:y="2.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7.75cm" svg:y="7.0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7.75cm" svg:y="6.2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7.75cm" svg:y="5.5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7.75cm" svg:y="4.7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7.75cm" svg:y="4.0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9.999cm" svg:y1="7.188cm" svg:x2="10.748cm" svg:y2="7.938cm">
            <text:p/>
          </draw:line>
          <draw:line draw:style-name="gr4" draw:text-style-name="P3" draw:layer="layout" svg:x1="10.748cm" svg:y1="7.938cm" svg:x2="11.497cm" svg:y2="6.439cm">
            <text:p/>
          </draw:line>
          <draw:line draw:style-name="gr5" draw:text-style-name="P3" draw:layer="layout" svg:x1="9.999cm" svg:y1="7.188cm" svg:x2="10.748cm" svg:y2="7.938cm">
            <text:p/>
          </draw:line>
          <draw:line draw:style-name="gr5" draw:text-style-name="P3" draw:layer="layout" svg:x1="10.748cm" svg:y1="7.938cm" svg:x2="11.497cm" svg:y2="6.439cm">
            <text:p/>
          </draw:line>
          <draw:frame draw:style-name="gr6" draw:text-style-name="P5" draw:layer="layout" svg:width="3.25cm" svg:height="0.725cm" svg:x="8.45cm" svg:y="2.8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7" draw:text-style-name="P1" draw:layer="layout" svg:width="4.122cm" svg:height="6cm" svg:x="8.144cm" svg:y="2.8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8.05cm" svg:y="7.3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05cm" svg:y="6.5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05cm" svg:y="5.8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05cm" svg:y="5.0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05cm" svg:y="4.3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0.299cm" svg:y1="7.488cm" svg:x2="11.048cm" svg:y2="8.238cm">
            <text:p/>
          </draw:line>
          <draw:line draw:style-name="gr4" draw:text-style-name="P3" draw:layer="layout" svg:x1="11.048cm" svg:y1="8.238cm" svg:x2="11.797cm" svg:y2="6.739cm">
            <text:p/>
          </draw:line>
          <draw:line draw:style-name="gr5" draw:text-style-name="P3" draw:layer="layout" svg:x1="10.299cm" svg:y1="7.488cm" svg:x2="11.048cm" svg:y2="8.238cm">
            <text:p/>
          </draw:line>
          <draw:line draw:style-name="gr5" draw:text-style-name="P3" draw:layer="layout" svg:x1="11.048cm" svg:y1="8.238cm" svg:x2="11.797cm" svg:y2="6.739cm">
            <text:p/>
          </draw:line>
          <draw:frame draw:style-name="gr6" draw:text-style-name="P5" draw:layer="layout" svg:width="3.25cm" svg:height="0.725cm" svg:x="8.75cm" svg:y="3.1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8" draw:text-style-name="P1" draw:layer="layout" svg:width="4.122cm" svg:height="6cm" svg:x="8.444cm" svg:y="3.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8.35cm" svg:y="7.6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35cm" svg:y="6.8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35cm" svg:y="6.1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35cm" svg:y="5.3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35cm" svg:y="4.6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0.599cm" svg:y1="7.788cm" svg:x2="11.348cm" svg:y2="8.538cm">
            <text:p/>
          </draw:line>
          <draw:line draw:style-name="gr4" draw:text-style-name="P3" draw:layer="layout" svg:x1="11.348cm" svg:y1="8.538cm" svg:x2="12.097cm" svg:y2="7.039cm">
            <text:p/>
          </draw:line>
          <draw:line draw:style-name="gr5" draw:text-style-name="P3" draw:layer="layout" svg:x1="10.599cm" svg:y1="7.788cm" svg:x2="11.348cm" svg:y2="8.538cm">
            <text:p/>
          </draw:line>
          <draw:line draw:style-name="gr5" draw:text-style-name="P3" draw:layer="layout" svg:x1="11.348cm" svg:y1="8.538cm" svg:x2="12.097cm" svg:y2="7.039cm">
            <text:p/>
          </draw:line>
          <draw:frame draw:style-name="gr6" draw:text-style-name="P5" draw:layer="layout" svg:width="3.25cm" svg:height="0.725cm" svg:x="9.05cm" svg:y="3.4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9" draw:text-style-name="P1" draw:layer="layout" svg:width="4.122cm" svg:height="6cm" svg:x="8.744cm" svg:y="3.4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8.65cm" svg:y="7.9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65cm" svg:y="7.1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65cm" svg:y="6.4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65cm" svg:y="5.6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65cm" svg:y="4.9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0.899cm" svg:y1="8.088cm" svg:x2="11.648cm" svg:y2="8.838cm">
            <text:p/>
          </draw:line>
          <draw:line draw:style-name="gr4" draw:text-style-name="P3" draw:layer="layout" svg:x1="11.648cm" svg:y1="8.838cm" svg:x2="12.397cm" svg:y2="7.339cm">
            <text:p/>
          </draw:line>
          <draw:line draw:style-name="gr5" draw:text-style-name="P3" draw:layer="layout" svg:x1="10.899cm" svg:y1="8.088cm" svg:x2="11.648cm" svg:y2="8.838cm">
            <text:p/>
          </draw:line>
          <draw:line draw:style-name="gr5" draw:text-style-name="P3" draw:layer="layout" svg:x1="11.648cm" svg:y1="8.838cm" svg:x2="12.397cm" svg:y2="7.339cm">
            <text:p/>
          </draw:line>
          <draw:frame draw:style-name="gr6" draw:text-style-name="P5" draw:layer="layout" svg:width="3.25cm" svg:height="0.725cm" svg:x="9.35cm" svg:y="3.7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0" draw:text-style-name="P1" draw:layer="layout" svg:width="4.122cm" svg:height="6cm" svg:x="9.044cm" svg:y="3.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8.95cm" svg:y="8.2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95cm" svg:y="7.4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95cm" svg:y="6.7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95cm" svg:y="5.9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95cm" svg:y="5.2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1.199cm" svg:y1="8.388cm" svg:x2="11.948cm" svg:y2="9.138cm">
            <text:p/>
          </draw:line>
          <draw:line draw:style-name="gr4" draw:text-style-name="P3" draw:layer="layout" svg:x1="11.948cm" svg:y1="9.138cm" svg:x2="12.697cm" svg:y2="7.639cm">
            <text:p/>
          </draw:line>
          <draw:line draw:style-name="gr5" draw:text-style-name="P3" draw:layer="layout" svg:x1="11.199cm" svg:y1="8.388cm" svg:x2="11.948cm" svg:y2="9.138cm">
            <text:p/>
          </draw:line>
          <draw:line draw:style-name="gr5" draw:text-style-name="P3" draw:layer="layout" svg:x1="11.948cm" svg:y1="9.138cm" svg:x2="12.697cm" svg:y2="7.639cm">
            <text:p/>
          </draw:line>
          <draw:frame draw:style-name="gr6" draw:text-style-name="P5" draw:layer="layout" svg:width="3.25cm" svg:height="0.725cm" svg:x="9.65cm" svg:y="4.0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1" draw:text-style-name="P1" draw:layer="layout" svg:width="4.122cm" svg:height="6cm" svg:x="9.344cm" svg:y="4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9.25cm" svg:y="8.5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25cm" svg:y="7.7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25cm" svg:y="7.0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25cm" svg:y="6.2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25cm" svg:y="5.5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1.499cm" svg:y1="8.688cm" svg:x2="12.248cm" svg:y2="9.438cm">
            <text:p/>
          </draw:line>
          <draw:line draw:style-name="gr4" draw:text-style-name="P3" draw:layer="layout" svg:x1="12.248cm" svg:y1="9.438cm" svg:x2="12.997cm" svg:y2="7.939cm">
            <text:p/>
          </draw:line>
          <draw:line draw:style-name="gr5" draw:text-style-name="P3" draw:layer="layout" svg:x1="11.499cm" svg:y1="8.688cm" svg:x2="12.248cm" svg:y2="9.438cm">
            <text:p/>
          </draw:line>
          <draw:line draw:style-name="gr5" draw:text-style-name="P3" draw:layer="layout" svg:x1="12.248cm" svg:y1="9.438cm" svg:x2="12.997cm" svg:y2="7.939cm">
            <text:p/>
          </draw:line>
          <draw:frame draw:style-name="gr6" draw:text-style-name="P5" draw:layer="layout" svg:width="3.25cm" svg:height="0.725cm" svg:x="9.95cm" svg:y="4.3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2" draw:text-style-name="P1" draw:layer="layout" svg:width="4.122cm" svg:height="6cm" svg:x="9.644cm" svg:y="4.3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9.55cm" svg:y="8.8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55cm" svg:y="8.0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55cm" svg:y="7.3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55cm" svg:y="6.5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55cm" svg:y="5.8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1.799cm" svg:y1="8.988cm" svg:x2="12.548cm" svg:y2="9.738cm">
            <text:p/>
          </draw:line>
          <draw:line draw:style-name="gr4" draw:text-style-name="P3" draw:layer="layout" svg:x1="12.548cm" svg:y1="9.738cm" svg:x2="13.297cm" svg:y2="8.239cm">
            <text:p/>
          </draw:line>
          <draw:line draw:style-name="gr5" draw:text-style-name="P3" draw:layer="layout" svg:x1="11.799cm" svg:y1="8.988cm" svg:x2="12.548cm" svg:y2="9.738cm">
            <text:p/>
          </draw:line>
          <draw:line draw:style-name="gr5" draw:text-style-name="P3" draw:layer="layout" svg:x1="12.548cm" svg:y1="9.738cm" svg:x2="13.297cm" svg:y2="8.239cm">
            <text:p/>
          </draw:line>
          <draw:frame draw:style-name="gr6" draw:text-style-name="P5" draw:layer="layout" svg:width="3.25cm" svg:height="0.725cm" svg:x="10.25cm" svg:y="4.6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3" draw:text-style-name="P1" draw:layer="layout" svg:width="4.122cm" svg:height="6cm" svg:x="9.944cm" svg:y="4.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9.85cm" svg:y="9.1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85cm" svg:y="8.3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85cm" svg:y="7.6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85cm" svg:y="6.8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85cm" svg:y="6.1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2.099cm" svg:y1="9.288cm" svg:x2="12.848cm" svg:y2="10.038cm">
            <text:p/>
          </draw:line>
          <draw:line draw:style-name="gr4" draw:text-style-name="P3" draw:layer="layout" svg:x1="12.848cm" svg:y1="10.038cm" svg:x2="13.597cm" svg:y2="8.539cm">
            <text:p/>
          </draw:line>
          <draw:line draw:style-name="gr5" draw:text-style-name="P3" draw:layer="layout" svg:x1="12.099cm" svg:y1="9.288cm" svg:x2="12.848cm" svg:y2="10.038cm">
            <text:p/>
          </draw:line>
          <draw:line draw:style-name="gr5" draw:text-style-name="P3" draw:layer="layout" svg:x1="12.848cm" svg:y1="10.038cm" svg:x2="13.597cm" svg:y2="8.539cm">
            <text:p/>
          </draw:line>
          <draw:frame draw:style-name="gr6" draw:text-style-name="P5" draw:layer="layout" svg:width="3.25cm" svg:height="0.725cm" svg:x="10.55cm" svg:y="4.9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4" draw:text-style-name="P1" draw:layer="layout" svg:width="4.122cm" svg:height="6cm" svg:x="10.244cm" svg:y="4.9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0.15cm" svg:y="9.4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15cm" svg:y="8.6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15cm" svg:y="7.9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15cm" svg:y="7.1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15cm" svg:y="6.4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2.399cm" svg:y1="9.588cm" svg:x2="13.148cm" svg:y2="10.338cm">
            <text:p/>
          </draw:line>
          <draw:line draw:style-name="gr4" draw:text-style-name="P3" draw:layer="layout" svg:x1="13.148cm" svg:y1="10.338cm" svg:x2="13.897cm" svg:y2="8.839cm">
            <text:p/>
          </draw:line>
          <draw:line draw:style-name="gr5" draw:text-style-name="P3" draw:layer="layout" svg:x1="12.399cm" svg:y1="9.588cm" svg:x2="13.148cm" svg:y2="10.338cm">
            <text:p/>
          </draw:line>
          <draw:line draw:style-name="gr5" draw:text-style-name="P3" draw:layer="layout" svg:x1="13.148cm" svg:y1="10.338cm" svg:x2="13.897cm" svg:y2="8.839cm">
            <text:p/>
          </draw:line>
          <draw:frame draw:style-name="gr6" draw:text-style-name="P5" draw:layer="layout" svg:width="3.25cm" svg:height="0.725cm" svg:x="10.85cm" svg:y="5.2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5" draw:text-style-name="P1" draw:layer="layout" svg:width="4.122cm" svg:height="6cm" svg:x="10.544cm" svg:y="5.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0.45cm" svg:y="9.7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45cm" svg:y="8.9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45cm" svg:y="8.2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45cm" svg:y="7.4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45cm" svg:y="6.7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2.699cm" svg:y1="9.888cm" svg:x2="13.448cm" svg:y2="10.638cm">
            <text:p/>
          </draw:line>
          <draw:line draw:style-name="gr4" draw:text-style-name="P3" draw:layer="layout" svg:x1="13.448cm" svg:y1="10.638cm" svg:x2="14.197cm" svg:y2="9.139cm">
            <text:p/>
          </draw:line>
          <draw:line draw:style-name="gr5" draw:text-style-name="P3" draw:layer="layout" svg:x1="12.699cm" svg:y1="9.888cm" svg:x2="13.448cm" svg:y2="10.638cm">
            <text:p/>
          </draw:line>
          <draw:line draw:style-name="gr5" draw:text-style-name="P3" draw:layer="layout" svg:x1="13.448cm" svg:y1="10.638cm" svg:x2="14.197cm" svg:y2="9.139cm">
            <text:p/>
          </draw:line>
          <draw:frame draw:style-name="gr6" draw:text-style-name="P5" draw:layer="layout" svg:width="3.25cm" svg:height="0.725cm" svg:x="11.15cm" svg:y="5.5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6" draw:text-style-name="P1" draw:layer="layout" svg:width="4.122cm" svg:height="6cm" svg:x="10.844cm" svg:y="5.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0.75cm" svg:y="10.0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75cm" svg:y="9.2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75cm" svg:y="8.5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75cm" svg:y="7.7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75cm" svg:y="7.0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2.999cm" svg:y1="10.188cm" svg:x2="13.748cm" svg:y2="10.938cm">
            <text:p/>
          </draw:line>
          <draw:line draw:style-name="gr4" draw:text-style-name="P3" draw:layer="layout" svg:x1="13.748cm" svg:y1="10.938cm" svg:x2="14.497cm" svg:y2="9.439cm">
            <text:p/>
          </draw:line>
          <draw:line draw:style-name="gr5" draw:text-style-name="P3" draw:layer="layout" svg:x1="12.999cm" svg:y1="10.188cm" svg:x2="13.748cm" svg:y2="10.938cm">
            <text:p/>
          </draw:line>
          <draw:line draw:style-name="gr5" draw:text-style-name="P3" draw:layer="layout" svg:x1="13.748cm" svg:y1="10.938cm" svg:x2="14.497cm" svg:y2="9.439cm">
            <text:p/>
          </draw:line>
          <draw:frame draw:style-name="gr6" draw:text-style-name="P5" draw:layer="layout" svg:width="3.25cm" svg:height="0.725cm" svg:x="11.45cm" svg:y="5.8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7" draw:text-style-name="P1" draw:layer="layout" svg:width="4.122cm" svg:height="6cm" svg:x="11.144cm" svg:y="5.8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1.05cm" svg:y="10.3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05cm" svg:y="9.5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05cm" svg:y="8.8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05cm" svg:y="8.0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05cm" svg:y="7.3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3.299cm" svg:y1="10.488cm" svg:x2="14.048cm" svg:y2="11.238cm">
            <text:p/>
          </draw:line>
          <draw:line draw:style-name="gr4" draw:text-style-name="P3" draw:layer="layout" svg:x1="14.048cm" svg:y1="11.238cm" svg:x2="14.797cm" svg:y2="9.739cm">
            <text:p/>
          </draw:line>
          <draw:line draw:style-name="gr5" draw:text-style-name="P3" draw:layer="layout" svg:x1="13.299cm" svg:y1="10.488cm" svg:x2="14.048cm" svg:y2="11.238cm">
            <text:p/>
          </draw:line>
          <draw:line draw:style-name="gr5" draw:text-style-name="P3" draw:layer="layout" svg:x1="14.048cm" svg:y1="11.238cm" svg:x2="14.797cm" svg:y2="9.739cm">
            <text:p/>
          </draw:line>
          <draw:frame draw:style-name="gr6" draw:text-style-name="P5" draw:layer="layout" svg:width="3.25cm" svg:height="0.725cm" svg:x="11.75cm" svg:y="6.1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8" draw:text-style-name="P1" draw:layer="layout" svg:width="4.122cm" svg:height="6cm" svg:x="11.444cm" svg:y="6.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1.35cm" svg:y="10.6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35cm" svg:y="9.8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35cm" svg:y="9.1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35cm" svg:y="8.3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35cm" svg:y="7.6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3.599cm" svg:y1="10.788cm" svg:x2="14.348cm" svg:y2="11.538cm">
            <text:p/>
          </draw:line>
          <draw:line draw:style-name="gr4" draw:text-style-name="P3" draw:layer="layout" svg:x1="14.348cm" svg:y1="11.538cm" svg:x2="15.097cm" svg:y2="10.039cm">
            <text:p/>
          </draw:line>
          <draw:line draw:style-name="gr5" draw:text-style-name="P3" draw:layer="layout" svg:x1="13.599cm" svg:y1="10.788cm" svg:x2="14.348cm" svg:y2="11.538cm">
            <text:p/>
          </draw:line>
          <draw:line draw:style-name="gr5" draw:text-style-name="P3" draw:layer="layout" svg:x1="14.348cm" svg:y1="11.538cm" svg:x2="15.097cm" svg:y2="10.039cm">
            <text:p/>
          </draw:line>
          <draw:frame draw:style-name="gr6" draw:text-style-name="P5" draw:layer="layout" svg:width="3.25cm" svg:height="0.725cm" svg:x="12.05cm" svg:y="6.4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9" draw:text-style-name="P1" draw:layer="layout" svg:width="4.122cm" svg:height="6cm" svg:x="11.744cm" svg:y="6.4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1.65cm" svg:y="10.9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65cm" svg:y="10.1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65cm" svg:y="9.4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65cm" svg:y="8.6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65cm" svg:y="7.9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3.899cm" svg:y1="11.088cm" svg:x2="14.648cm" svg:y2="11.838cm">
            <text:p/>
          </draw:line>
          <draw:line draw:style-name="gr4" draw:text-style-name="P3" draw:layer="layout" svg:x1="14.648cm" svg:y1="11.838cm" svg:x2="15.397cm" svg:y2="10.339cm">
            <text:p/>
          </draw:line>
          <draw:line draw:style-name="gr5" draw:text-style-name="P3" draw:layer="layout" svg:x1="13.899cm" svg:y1="11.088cm" svg:x2="14.648cm" svg:y2="11.838cm">
            <text:p/>
          </draw:line>
          <draw:line draw:style-name="gr5" draw:text-style-name="P3" draw:layer="layout" svg:x1="14.648cm" svg:y1="11.838cm" svg:x2="15.397cm" svg:y2="10.339cm">
            <text:p/>
          </draw:line>
          <draw:frame draw:style-name="gr6" draw:text-style-name="P5" draw:layer="layout" svg:width="3.25cm" svg:height="0.725cm" svg:x="12.35cm" svg:y="6.7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0" draw:text-style-name="P1" draw:layer="layout" svg:width="4.122cm" svg:height="6cm" svg:x="12.044cm" svg:y="6.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1.95cm" svg:y="11.2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95cm" svg:y="10.4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95cm" svg:y="9.7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95cm" svg:y="8.9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95cm" svg:y="8.2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4.199cm" svg:y1="11.388cm" svg:x2="14.948cm" svg:y2="12.138cm">
            <text:p/>
          </draw:line>
          <draw:line draw:style-name="gr4" draw:text-style-name="P3" draw:layer="layout" svg:x1="14.948cm" svg:y1="12.138cm" svg:x2="15.697cm" svg:y2="10.639cm">
            <text:p/>
          </draw:line>
          <draw:line draw:style-name="gr5" draw:text-style-name="P3" draw:layer="layout" svg:x1="14.199cm" svg:y1="11.388cm" svg:x2="14.948cm" svg:y2="12.138cm">
            <text:p/>
          </draw:line>
          <draw:line draw:style-name="gr5" draw:text-style-name="P3" draw:layer="layout" svg:x1="14.948cm" svg:y1="12.138cm" svg:x2="15.697cm" svg:y2="10.639cm">
            <text:p/>
          </draw:line>
          <draw:frame draw:style-name="gr6" draw:text-style-name="P5" draw:layer="layout" svg:width="3.25cm" svg:height="0.725cm" svg:x="12.65cm" svg:y="7.0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1" draw:text-style-name="P1" draw:layer="layout" svg:width="4.122cm" svg:height="6cm" svg:x="12.344cm" svg:y="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2.25cm" svg:y="11.5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25cm" svg:y="10.7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25cm" svg:y="10.0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25cm" svg:y="9.2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25cm" svg:y="8.5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4.499cm" svg:y1="11.688cm" svg:x2="15.248cm" svg:y2="12.438cm">
            <text:p/>
          </draw:line>
          <draw:line draw:style-name="gr4" draw:text-style-name="P3" draw:layer="layout" svg:x1="15.248cm" svg:y1="12.438cm" svg:x2="15.997cm" svg:y2="10.939cm">
            <text:p/>
          </draw:line>
          <draw:line draw:style-name="gr5" draw:text-style-name="P3" draw:layer="layout" svg:x1="14.499cm" svg:y1="11.688cm" svg:x2="15.248cm" svg:y2="12.438cm">
            <text:p/>
          </draw:line>
          <draw:line draw:style-name="gr5" draw:text-style-name="P3" draw:layer="layout" svg:x1="15.248cm" svg:y1="12.438cm" svg:x2="15.997cm" svg:y2="10.939cm">
            <text:p/>
          </draw:line>
          <draw:frame draw:style-name="gr6" draw:text-style-name="P5" draw:layer="layout" svg:width="3.25cm" svg:height="0.725cm" svg:x="12.95cm" svg:y="7.3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2" draw:text-style-name="P1" draw:layer="layout" svg:width="4.122cm" svg:height="6cm" svg:x="12.644cm" svg:y="7.3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2.55cm" svg:y="11.8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55cm" svg:y="11.0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55cm" svg:y="10.3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55cm" svg:y="9.5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55cm" svg:y="8.8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4.799cm" svg:y1="11.988cm" svg:x2="15.548cm" svg:y2="12.738cm">
            <text:p/>
          </draw:line>
          <draw:line draw:style-name="gr4" draw:text-style-name="P3" draw:layer="layout" svg:x1="15.548cm" svg:y1="12.738cm" svg:x2="16.297cm" svg:y2="11.239cm">
            <text:p/>
          </draw:line>
          <draw:line draw:style-name="gr5" draw:text-style-name="P3" draw:layer="layout" svg:x1="14.799cm" svg:y1="11.988cm" svg:x2="15.548cm" svg:y2="12.738cm">
            <text:p/>
          </draw:line>
          <draw:line draw:style-name="gr5" draw:text-style-name="P3" draw:layer="layout" svg:x1="15.548cm" svg:y1="12.738cm" svg:x2="16.297cm" svg:y2="11.239cm">
            <text:p/>
          </draw:line>
          <draw:frame draw:style-name="gr6" draw:text-style-name="P5" draw:layer="layout" svg:width="3.25cm" svg:height="0.725cm" svg:x="13.25cm" svg:y="7.6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3" draw:text-style-name="P1" draw:layer="layout" svg:width="4.122cm" svg:height="6cm" svg:x="12.944cm" svg:y="7.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2.85cm" svg:y="12.1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85cm" svg:y="11.3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85cm" svg:y="10.6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85cm" svg:y="9.8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85cm" svg:y="9.1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5.099cm" svg:y1="12.288cm" svg:x2="15.848cm" svg:y2="13.038cm">
            <text:p/>
          </draw:line>
          <draw:line draw:style-name="gr4" draw:text-style-name="P3" draw:layer="layout" svg:x1="15.848cm" svg:y1="13.038cm" svg:x2="16.597cm" svg:y2="11.539cm">
            <text:p/>
          </draw:line>
          <draw:line draw:style-name="gr5" draw:text-style-name="P3" draw:layer="layout" svg:x1="15.099cm" svg:y1="12.288cm" svg:x2="15.848cm" svg:y2="13.038cm">
            <text:p/>
          </draw:line>
          <draw:line draw:style-name="gr5" draw:text-style-name="P3" draw:layer="layout" svg:x1="15.848cm" svg:y1="13.038cm" svg:x2="16.597cm" svg:y2="11.539cm">
            <text:p/>
          </draw:line>
          <draw:frame draw:style-name="gr6" draw:text-style-name="P5" draw:layer="layout" svg:width="3.25cm" svg:height="0.725cm" svg:x="13.55cm" svg:y="7.9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4" draw:text-style-name="P1" draw:layer="layout" svg:width="4.122cm" svg:height="6cm" svg:x="13.244cm" svg:y="7.9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3.15cm" svg:y="12.4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15cm" svg:y="11.6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15cm" svg:y="10.9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15cm" svg:y="10.1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15cm" svg:y="9.4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5.399cm" svg:y1="12.588cm" svg:x2="16.148cm" svg:y2="13.338cm">
            <text:p/>
          </draw:line>
          <draw:line draw:style-name="gr4" draw:text-style-name="P3" draw:layer="layout" svg:x1="16.148cm" svg:y1="13.338cm" svg:x2="16.897cm" svg:y2="11.839cm">
            <text:p/>
          </draw:line>
          <draw:line draw:style-name="gr5" draw:text-style-name="P3" draw:layer="layout" svg:x1="15.399cm" svg:y1="12.588cm" svg:x2="16.148cm" svg:y2="13.338cm">
            <text:p/>
          </draw:line>
          <draw:line draw:style-name="gr5" draw:text-style-name="P3" draw:layer="layout" svg:x1="16.148cm" svg:y1="13.338cm" svg:x2="16.897cm" svg:y2="11.839cm">
            <text:p/>
          </draw:line>
          <draw:frame draw:style-name="gr6" draw:text-style-name="P5" draw:layer="layout" svg:width="3.25cm" svg:height="0.725cm" svg:x="13.85cm" svg:y="8.2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5" draw:text-style-name="P1" draw:layer="layout" svg:width="4.122cm" svg:height="6cm" svg:x="13.544cm" svg:y="8.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3.45cm" svg:y="12.7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45cm" svg:y="11.9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45cm" svg:y="11.2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45cm" svg:y="10.4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45cm" svg:y="9.7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5.699cm" svg:y1="12.888cm" svg:x2="16.448cm" svg:y2="13.638cm">
            <text:p/>
          </draw:line>
          <draw:line draw:style-name="gr4" draw:text-style-name="P3" draw:layer="layout" svg:x1="16.448cm" svg:y1="13.638cm" svg:x2="17.197cm" svg:y2="12.139cm">
            <text:p/>
          </draw:line>
          <draw:line draw:style-name="gr5" draw:text-style-name="P3" draw:layer="layout" svg:x1="15.699cm" svg:y1="12.888cm" svg:x2="16.448cm" svg:y2="13.638cm">
            <text:p/>
          </draw:line>
          <draw:line draw:style-name="gr5" draw:text-style-name="P3" draw:layer="layout" svg:x1="16.448cm" svg:y1="13.638cm" svg:x2="17.197cm" svg:y2="12.139cm">
            <text:p/>
          </draw:line>
          <draw:frame draw:style-name="gr6" draw:text-style-name="P5" draw:layer="layout" svg:width="3.25cm" svg:height="0.725cm" svg:x="14.15cm" svg:y="8.5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6" draw:text-style-name="P1" draw:layer="layout" svg:width="4.122cm" svg:height="6cm" svg:x="13.844cm" svg:y="8.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3.75cm" svg:y="13.0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75cm" svg:y="12.2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75cm" svg:y="11.5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75cm" svg:y="10.7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75cm" svg:y="10.0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5.999cm" svg:y1="13.188cm" svg:x2="16.748cm" svg:y2="13.938cm">
            <text:p/>
          </draw:line>
          <draw:line draw:style-name="gr4" draw:text-style-name="P3" draw:layer="layout" svg:x1="16.748cm" svg:y1="13.938cm" svg:x2="17.497cm" svg:y2="12.439cm">
            <text:p/>
          </draw:line>
          <draw:line draw:style-name="gr5" draw:text-style-name="P3" draw:layer="layout" svg:x1="15.999cm" svg:y1="13.188cm" svg:x2="16.748cm" svg:y2="13.938cm">
            <text:p/>
          </draw:line>
          <draw:line draw:style-name="gr5" draw:text-style-name="P3" draw:layer="layout" svg:x1="16.748cm" svg:y1="13.938cm" svg:x2="17.497cm" svg:y2="12.439cm">
            <text:p/>
          </draw:line>
          <draw:frame draw:style-name="gr6" draw:text-style-name="P5" draw:layer="layout" svg:width="3.25cm" svg:height="0.725cm" svg:x="14.45cm" svg:y="8.8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7" draw:text-style-name="P1" draw:layer="layout" svg:width="4.122cm" svg:height="6cm" svg:x="14.144cm" svg:y="8.8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4.05cm" svg:y="13.3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05cm" svg:y="12.5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05cm" svg:y="11.8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05cm" svg:y="11.0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05cm" svg:y="10.3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6.299cm" svg:y1="13.488cm" svg:x2="17.048cm" svg:y2="14.238cm">
            <text:p/>
          </draw:line>
          <draw:line draw:style-name="gr4" draw:text-style-name="P3" draw:layer="layout" svg:x1="17.048cm" svg:y1="14.238cm" svg:x2="17.797cm" svg:y2="12.739cm">
            <text:p/>
          </draw:line>
          <draw:line draw:style-name="gr5" draw:text-style-name="P3" draw:layer="layout" svg:x1="16.299cm" svg:y1="13.488cm" svg:x2="17.048cm" svg:y2="14.238cm">
            <text:p/>
          </draw:line>
          <draw:line draw:style-name="gr5" draw:text-style-name="P3" draw:layer="layout" svg:x1="17.048cm" svg:y1="14.238cm" svg:x2="17.797cm" svg:y2="12.739cm">
            <text:p/>
          </draw:line>
          <draw:frame draw:style-name="gr6" draw:text-style-name="P5" draw:layer="layout" svg:width="3.25cm" svg:height="0.725cm" svg:x="14.75cm" svg:y="9.1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8" draw:text-style-name="P1" draw:layer="layout" svg:width="4.122cm" svg:height="6cm" svg:x="14.444cm" svg:y="9.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4.35cm" svg:y="13.6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35cm" svg:y="12.8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35cm" svg:y="12.1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35cm" svg:y="11.3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35cm" svg:y="10.6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6.599cm" svg:y1="13.788cm" svg:x2="17.348cm" svg:y2="14.538cm">
            <text:p/>
          </draw:line>
          <draw:line draw:style-name="gr4" draw:text-style-name="P3" draw:layer="layout" svg:x1="17.348cm" svg:y1="14.538cm" svg:x2="18.097cm" svg:y2="13.039cm">
            <text:p/>
          </draw:line>
          <draw:line draw:style-name="gr5" draw:text-style-name="P3" draw:layer="layout" svg:x1="16.599cm" svg:y1="13.788cm" svg:x2="17.348cm" svg:y2="14.538cm">
            <text:p/>
          </draw:line>
          <draw:line draw:style-name="gr5" draw:text-style-name="P3" draw:layer="layout" svg:x1="17.348cm" svg:y1="14.538cm" svg:x2="18.097cm" svg:y2="13.039cm">
            <text:p/>
          </draw:line>
          <draw:frame draw:style-name="gr6" draw:text-style-name="P5" draw:layer="layout" svg:width="3.25cm" svg:height="0.725cm" svg:x="15.05cm" svg:y="9.4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9" draw:text-style-name="P1" draw:layer="layout" svg:width="4.122cm" svg:height="6cm" svg:x="14.744cm" svg:y="9.4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4.65cm" svg:y="13.9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65cm" svg:y="13.1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65cm" svg:y="12.4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65cm" svg:y="11.6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65cm" svg:y="10.9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6.899cm" svg:y1="14.088cm" svg:x2="17.648cm" svg:y2="14.838cm">
            <text:p/>
          </draw:line>
          <draw:line draw:style-name="gr4" draw:text-style-name="P3" draw:layer="layout" svg:x1="17.648cm" svg:y1="14.838cm" svg:x2="18.397cm" svg:y2="13.339cm">
            <text:p/>
          </draw:line>
          <draw:line draw:style-name="gr5" draw:text-style-name="P3" draw:layer="layout" svg:x1="16.899cm" svg:y1="14.088cm" svg:x2="17.648cm" svg:y2="14.838cm">
            <text:p/>
          </draw:line>
          <draw:line draw:style-name="gr5" draw:text-style-name="P3" draw:layer="layout" svg:x1="17.648cm" svg:y1="14.838cm" svg:x2="18.397cm" svg:y2="13.339cm">
            <text:p/>
          </draw:line>
          <draw:frame draw:style-name="gr6" draw:text-style-name="P5" draw:layer="layout" svg:width="3.25cm" svg:height="0.725cm" svg:x="15.35cm" svg:y="9.7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30" draw:text-style-name="P1" draw:layer="layout" svg:width="4.122cm" svg:height="6cm" svg:x="15.044cm" svg:y="9.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4.95cm" svg:y="14.2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95cm" svg:y="13.4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95cm" svg:y="12.7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95cm" svg:y="11.9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95cm" svg:y="11.2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7.199cm" svg:y1="14.388cm" svg:x2="17.948cm" svg:y2="15.138cm">
            <text:p/>
          </draw:line>
          <draw:line draw:style-name="gr4" draw:text-style-name="P3" draw:layer="layout" svg:x1="17.948cm" svg:y1="15.138cm" svg:x2="18.697cm" svg:y2="13.639cm">
            <text:p/>
          </draw:line>
          <draw:line draw:style-name="gr5" draw:text-style-name="P3" draw:layer="layout" svg:x1="17.199cm" svg:y1="14.388cm" svg:x2="17.948cm" svg:y2="15.138cm">
            <text:p/>
          </draw:line>
          <draw:line draw:style-name="gr5" draw:text-style-name="P3" draw:layer="layout" svg:x1="17.948cm" svg:y1="15.138cm" svg:x2="18.697cm" svg:y2="13.639cm">
            <text:p/>
          </draw:line>
          <draw:frame draw:style-name="gr6" draw:text-style-name="P5" draw:layer="layout" svg:width="3.25cm" svg:height="0.725cm" svg:x="15.65cm" svg:y="10.0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31" draw:text-style-name="P1" draw:layer="layout" svg:width="4.122cm" svg:height="6cm" svg:x="15.344cm" svg:y="10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5.25cm" svg:y="14.5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25cm" svg:y="13.7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25cm" svg:y="13.0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25cm" svg:y="12.2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25cm" svg:y="11.5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7.499cm" svg:y1="14.688cm" svg:x2="18.248cm" svg:y2="15.438cm">
            <text:p/>
          </draw:line>
          <draw:line draw:style-name="gr4" draw:text-style-name="P3" draw:layer="layout" svg:x1="18.248cm" svg:y1="15.438cm" svg:x2="18.997cm" svg:y2="13.939cm">
            <text:p/>
          </draw:line>
          <draw:line draw:style-name="gr5" draw:text-style-name="P3" draw:layer="layout" svg:x1="17.499cm" svg:y1="14.688cm" svg:x2="18.248cm" svg:y2="15.438cm">
            <text:p/>
          </draw:line>
          <draw:line draw:style-name="gr5" draw:text-style-name="P3" draw:layer="layout" svg:x1="18.248cm" svg:y1="15.438cm" svg:x2="18.997cm" svg:y2="13.939cm">
            <text:p/>
          </draw:line>
          <draw:frame draw:style-name="gr6" draw:text-style-name="P5" draw:layer="layout" svg:width="3.25cm" svg:height="0.725cm" svg:x="15.95cm" svg:y="10.3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32" draw:text-style-name="P1" draw:layer="layout" svg:width="4.122cm" svg:height="6cm" svg:x="15.644cm" svg:y="10.3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5.55cm" svg:y="14.8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55cm" svg:y="14.0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55cm" svg:y="13.3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55cm" svg:y="12.5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55cm" svg:y="11.8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7.799cm" svg:y1="14.988cm" svg:x2="18.548cm" svg:y2="15.738cm">
            <text:p/>
          </draw:line>
          <draw:line draw:style-name="gr4" draw:text-style-name="P3" draw:layer="layout" svg:x1="18.548cm" svg:y1="15.738cm" svg:x2="19.297cm" svg:y2="14.239cm">
            <text:p/>
          </draw:line>
          <draw:line draw:style-name="gr5" draw:text-style-name="P3" draw:layer="layout" svg:x1="17.799cm" svg:y1="14.988cm" svg:x2="18.548cm" svg:y2="15.738cm">
            <text:p/>
          </draw:line>
          <draw:line draw:style-name="gr5" draw:text-style-name="P3" draw:layer="layout" svg:x1="18.548cm" svg:y1="15.738cm" svg:x2="19.297cm" svg:y2="14.239cm">
            <text:p/>
          </draw:line>
          <draw:frame draw:style-name="gr6" draw:text-style-name="P5" draw:layer="layout" svg:width="3.25cm" svg:height="0.725cm" svg:x="16.25cm" svg:y="10.6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33" draw:text-style-name="P1" draw:layer="layout" svg:width="4.122cm" svg:height="6cm" svg:x="15.944cm" svg:y="10.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5.85cm" svg:y="15.1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85cm" svg:y="14.3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85cm" svg:y="13.6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85cm" svg:y="12.8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85cm" svg:y="12.1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8.099cm" svg:y1="15.288cm" svg:x2="18.848cm" svg:y2="16.038cm">
            <text:p/>
          </draw:line>
          <draw:line draw:style-name="gr4" draw:text-style-name="P3" draw:layer="layout" svg:x1="18.848cm" svg:y1="16.038cm" svg:x2="19.597cm" svg:y2="14.539cm">
            <text:p/>
          </draw:line>
          <draw:line draw:style-name="gr5" draw:text-style-name="P3" draw:layer="layout" svg:x1="18.099cm" svg:y1="15.288cm" svg:x2="18.848cm" svg:y2="16.038cm">
            <text:p/>
          </draw:line>
          <draw:line draw:style-name="gr5" draw:text-style-name="P3" draw:layer="layout" svg:x1="18.848cm" svg:y1="16.038cm" svg:x2="19.597cm" svg:y2="14.539cm">
            <text:p/>
          </draw:line>
          <draw:frame draw:style-name="gr6" draw:text-style-name="P5" draw:layer="layout" svg:width="3.25cm" svg:height="0.725cm" svg:x="16.55cm" svg:y="10.9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34" draw:text-style-name="P1" draw:layer="layout" svg:width="4.122cm" svg:height="6cm" svg:x="16.244cm" svg:y="10.9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6.15cm" svg:y="15.4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15cm" svg:y="14.6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15cm" svg:y="13.9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15cm" svg:y="13.1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15cm" svg:y="12.4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8.399cm" svg:y1="15.588cm" svg:x2="19.148cm" svg:y2="16.338cm">
            <text:p/>
          </draw:line>
          <draw:line draw:style-name="gr4" draw:text-style-name="P3" draw:layer="layout" svg:x1="19.148cm" svg:y1="16.338cm" svg:x2="19.897cm" svg:y2="14.839cm">
            <text:p/>
          </draw:line>
          <draw:line draw:style-name="gr5" draw:text-style-name="P3" draw:layer="layout" svg:x1="18.399cm" svg:y1="15.588cm" svg:x2="19.148cm" svg:y2="16.338cm">
            <text:p/>
          </draw:line>
          <draw:line draw:style-name="gr5" draw:text-style-name="P3" draw:layer="layout" svg:x1="19.148cm" svg:y1="16.338cm" svg:x2="19.897cm" svg:y2="14.839cm">
            <text:p/>
          </draw:line>
          <draw:frame draw:style-name="gr6" draw:text-style-name="P5" draw:layer="layout" svg:width="3.25cm" svg:height="0.725cm" svg:x="16.85cm" svg:y="11.2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35" draw:text-style-name="P1" draw:layer="layout" svg:width="4.122cm" svg:height="6cm" svg:x="16.544cm" svg:y="11.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6.45cm" svg:y="15.7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45cm" svg:y="14.9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45cm" svg:y="14.2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45cm" svg:y="13.4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45cm" svg:y="12.7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8.699cm" svg:y1="15.888cm" svg:x2="19.448cm" svg:y2="16.638cm">
            <text:p/>
          </draw:line>
          <draw:line draw:style-name="gr4" draw:text-style-name="P3" draw:layer="layout" svg:x1="19.448cm" svg:y1="16.638cm" svg:x2="20.197cm" svg:y2="15.139cm">
            <text:p/>
          </draw:line>
          <draw:line draw:style-name="gr5" draw:text-style-name="P3" draw:layer="layout" svg:x1="18.699cm" svg:y1="15.888cm" svg:x2="19.448cm" svg:y2="16.638cm">
            <text:p/>
          </draw:line>
          <draw:line draw:style-name="gr5" draw:text-style-name="P3" draw:layer="layout" svg:x1="19.448cm" svg:y1="16.638cm" svg:x2="20.197cm" svg:y2="15.139cm">
            <text:p/>
          </draw:line>
          <draw:frame draw:style-name="gr6" draw:text-style-name="P5" draw:layer="layout" svg:width="3.25cm" svg:height="0.725cm" svg:x="17.15cm" svg:y="11.5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36" draw:text-style-name="P1" draw:layer="layout" svg:width="4.122cm" svg:height="6cm" svg:x="16.844cm" svg:y="11.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6.75cm" svg:y="16.0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75cm" svg:y="15.2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75cm" svg:y="14.5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75cm" svg:y="13.7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75cm" svg:y="13.0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8.999cm" svg:y1="16.188cm" svg:x2="19.748cm" svg:y2="16.938cm">
            <text:p/>
          </draw:line>
          <draw:line draw:style-name="gr4" draw:text-style-name="P3" draw:layer="layout" svg:x1="19.748cm" svg:y1="16.938cm" svg:x2="20.497cm" svg:y2="15.439cm">
            <text:p/>
          </draw:line>
          <draw:line draw:style-name="gr5" draw:text-style-name="P3" draw:layer="layout" svg:x1="18.999cm" svg:y1="16.188cm" svg:x2="19.748cm" svg:y2="16.938cm">
            <text:p/>
          </draw:line>
          <draw:line draw:style-name="gr5" draw:text-style-name="P3" draw:layer="layout" svg:x1="19.748cm" svg:y1="16.938cm" svg:x2="20.497cm" svg:y2="15.439cm">
            <text:p/>
          </draw:line>
          <draw:frame draw:style-name="gr6" draw:text-style-name="P5" draw:layer="layout" svg:width="3.25cm" svg:height="0.725cm" svg:x="17.45cm" svg:y="11.872cm">
            <draw:text-box>
              <text:p text:style-name="P4"><text:span text:style-name="T1">InvertedIndex</text:span><text:span text:style-name="T2">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57M54S</meta:editing-duration>
    <meta:editing-cycles>5</meta:editing-cycles>
    <meta:generator>LibreOffice/25.2.6.2$Windows_X86_64 LibreOffice_project/729c5bfe710f5eb71ed3bbde9e06a6065e9c6c5d</meta:generator>
    <dc:date>2025-12-05T19:46:38.898421800</dc:date>
    <meta:document-statistic meta:object-count="372"/>
  </office:meta>
</office:document-meta>
</file>